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ff3333" style:font-name="arial" fo:font-size="9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</style:style>
    <style:style style:name="P9" style:family="paragraph" style:parent-style-name="Standard">
      <style:text-properties fo:color="#ff3333"/>
    </style:style>
    <style:style style:name="P10" style:family="paragraph" style:parent-style-name="Heading_20_1">
      <style:text-properties fo:font-variant="normal" fo:text-transform="none" fo:color="#333333" style:font-name="Pontano Sans" fo:font-size="16.5pt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.529cm" fo:margin-bottom="0.132cm" fo:widows="1" fo:text-indent="0cm" style:auto-text-indent="fals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12" style:family="paragraph" style:parent-style-name="Heading_20_3">
      <style:paragraph-properties fo:margin-left="0cm" fo:margin-right="0cm" fo:margin-top="0.529cm" fo:margin-bottom="0.132cm" fo:widows="1" fo:text-indent="0cm" style:auto-text-indent="false" fo:break-before="pag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T1" style:family="text">
      <style:text-properties fo:font-variant="normal" fo:text-transform="none" fo:color="#830e2f" style:text-line-through-style="none" style:font-name="arial" fo:font-size="9pt" fo:letter-spacing="normal" fo:font-style="normal" style:text-underline-style="none" fo:font-weight="normal" style:text-blinking="false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Zadanie niespodzianka (PL)</text:h>
      <text:p text:style-name="P1">Zadanie polega na zaimplementowaniu gry “Tygrysy i Byki” w technologii WPF</text:p>
      <text:list xml:id="list1572684353199725679" text:style-name="L1">
        <text:list-item>
          <text:p text:style-name="P2">Instrukcja</text:p>
          <text:list>
            <text:list-item>
              <text:p text:style-name="P2">Jest to turowa gra dla dwóch graczy.</text:p>
            </text:list-item>
            <text:list-item>
              <text:p text:style-name="P2">Na planszy o romaiarze 4×5 znajdują się dwa tygrysy i osiem byków.</text:p>
            </text:list-item>
            <text:list-item>
              <text:p text:style-name="P2">Celem tygrysów jest zabicie byków.</text:p>
            </text:list-item>
            <text:list-item>
              <text:p text:style-name="P2">Celem byków jest otoczenie tygrysów.</text:p>
            </text:list-item>
            <text:list-item>
              <text:p text:style-name="P2">Zarówno tygrysy jak i byki mogą poruszać się tylko jeden krok do przodu, do tyłu lub do boku (nie ukośnie).</text:p>
            </text:list-item>
            <text:list-item>
              <text:p text:style-name="P2">Tygrys zabija byka poprzez skok na niego przez puste pole.</text:p>
            </text:list-item>
            <text:list-item>
              <text:p text:style-name="P2">Tygrys nie może zabić byka który stoi bezpośrednio przy nim.</text:p>
            </text:list-item>
            <text:list-item>
              <text:p text:style-name="P2">Tygrysy wygrywają kiedy za planszy zostaną tylko 2 byki</text:p>
            </text:list-item>
            <text:list-item>
              <text:p text:style-name="P2">Byki wygrywają kiedy tygrysy są otoczone i nie mogą wykonać żadnego ruchu</text:p>
            </text:list-item>
          </text:list>
        </text:list-item>
      </text:list>
      <text:h text:style-name="P11" text:outline-level="3">Funkcjonalność podstawowa – część I</text:h>
      <text:list xml:id="list3068217316087393366" text:style-name="L2">
        <text:list-item>
          <text:p text:style-name="P8"><text:a xlink:type="simple" xlink:href="https://www.dropbox.com/s/83y42r9n16yfcnz/Package1800.rar?dl=0" text:style-name="Internet_20_link" text:visited-style-name="Visited_20_Internet_20_Link"><text:span text:style-name="T1">Aplikacja wzorcowa</text:span></text:a></text:p>
        </text:list-item>
        <text:list-item>
          <text:p text:style-name="P3">Interfejs użytkownika</text:p>
          <text:list>
            <text:list-item>
              <text:p text:style-name="P6">Okna główne posiada obaz w tle</text:p>
            </text:list-item>
            <text:list-item>
              <text:p text:style-name="P6">Centralną częsć okna zajmuje plansza 4×5</text:p>
            </text:list-item>
            <text:list-item>
              <text:p text:style-name="P6">Plansza jest półprzezroczysta, widoczne są krawędzie pól</text:p>
            </text:list-item>
            <text:list-item>
              <text:p text:style-name="P6">Pola planszy są zawsze kwadratami.</text:p>
            </text:list-item>
            <text:list-item>
              <text:p text:style-name="P6">Plansza zajmuje możliwie największy obszar okna (patrz zmiana rozmiaru okna aplikacji wzorcowej)</text:p>
            </text:list-item>
            <text:list-item>
              <text:p text:style-name="P6">Na planszy znajdują się wygenerowane tygrysy i byki</text:p>
            </text:list-item>
          </text:list>
        </text:list-item>
        <text:list-item>
          <text:p text:style-name="P3">Logika</text:p>
          <text:list>
            <text:list-item>
              <text:p text:style-name="P6">Gracz ma możliwość poruszania tygrysów zgodnie z instrukcją</text:p>
            </text:list-item>
            <text:list-item>
              <text:p text:style-name="P6">Komputer porusza bykami wykonując losowy dozwolony ruch</text:p>
            </text:list-item>
            <text:list-item>
              <text:p text:style-name="P6">W przypadku końca gry wyświetlany jest komunikat kto wygrał</text:p>
            </text:list-item>
            <text:list-item>
              <text:p text:style-name="P6">Po zakończeniu gry rozgryka zaczyna się od początku</text:p>
            </text:list-item>
            <text:list-item>
              <text:p text:style-name="P6">UWAGA: W części labolatoryjnej nie jest wymagane podświetlanie pól</text:p>
            </text:list-item>
          </text:list>
        </text:list-item>
        <text:list-item>
          <text:p text:style-name="P3">Wskazówki:</text:p>
          <text:list>
            <text:list-item>
              <text:p text:style-name="P3">Viewbox, BitmapImage, BitmapImage.UriSource</text:p>
            </text:list-item>
          </text:list>
        </text:list-item>
        <text:list-item>
          <text:p text:style-name="P3">Punktacja:</text:p>
          <text:list>
            <text:list-item>
              <text:p text:style-name="P3">Interfejs użytkownika: 4 punkty</text:p>
            </text:list-item>
            <text:list-item>
              <text:p text:style-name="P3">Pełna implementacja: 8 punktów</text:p>
            </text:list-item>
          </text:list>
        </text:list-item>
      </text:list>
      <text:h text:style-name="P11" text:outline-level="3"/>
      <text:h text:style-name="P12" text:outline-level="3">Funkcjonalność rozszerzona – część II</text:h>
      <text:list xml:id="list5817402570298149888" text:style-name="L3">
        <text:list-item>
          <text:p text:style-name="P4">Podświetlanie pól</text:p>
          <text:list>
            <text:list-item>
              <text:p text:style-name="P7">Podświetle są pola na które można wykonać legalny ruch (Patrz aplikacja wzorcowa)</text:p>
            </text:list-item>
          </text:list>
        </text:list-item>
        <text:list-item>
          <text:p text:style-name="P4">Licznik ruchów</text:p>
          <text:list>
            <text:list-item>
              <text:p text:style-name="P5">Do prawego górnego rogu okna przytwierdzony jest licznik ruchów</text:p>
            </text:list-item>
            <text:list-item>
              <text:p text:style-name="P5">Licznik ruchów nigdy nie wystaje przed planszę</text:p>
            </text:list-item>
            <text:list-item>
              <text:p text:style-name="P5">W trybie Gracz-Gracz licznik ruchów pokazuje którego gracza jest kolej</text:p>
            </text:list-item>
            <text:list-item>
              <text:p text:style-name="P5">Licznik ruchów jest uaktualniany w momencie ich wykonywania</text:p>
            </text:list-item>
          </text:list>
        </text:list-item>
        <text:list-item>
          <text:p text:style-name="P4">Okno ustawień</text:p>
          <text:list>
            <text:list-item>
              <text:p text:style-name="P7">Umożliwia wybór okazków byków i tygrysów spośród paru propozycji</text:p>
            </text:list-item>
            <text:list-item>
              <text:p text:style-name="P7">Pozwala na wybór trybu rozgrywki: Gracz-Komputer lub Gracz-Gracz</text:p>
            </text:list-item>
            <text:list-item>
              <text:p text:style-name="P7">Zmianę ustawień można wykonać w dowolnym momencie rozgrywki</text:p>
            </text:list-item>
          </text:list>
        </text:list-item>
        <text:list-item>
          <text:p text:style-name="P4">Usprawnienie algorytm poruszania byków</text:p>
          <text:list>
            <text:list-item>
              <text:p text:style-name="P5">Należy dodać dowolną subiektywną poprawkę do algorytmu poruszania byków.</text:p>
            </text:list-item>
          </text:list>
        </text:list-item>
        <text:list-item>
          <text:p text:style-name="P4">Punktacja:<text:span text:style-name="T2">Zachowanie funkcjonalności podstawowej jest to warunkiem wstępnym oceny dalszej części zadania</text:span></text:p>
          <text:list>
            <text:list-item>
              <text:p text:style-name="P7">Możliwość grania za byki (tryb Gracz-Gracz) – 3pkt</text:p>
            </text:list-item>
            <text:list-item>
              <text:p text:style-name="P7">Podświetlanie pól – 2pkt</text:p>
            </text:list-item>
            <text:list-item>
              <text:p text:style-name="P7">Możliwość wyboru spośród paru obrazków – 2pkt</text:p>
            </text:list-item>
            <text:list-item>
              <text:p text:style-name="P5">Licznik ruchów – 2pkt</text:p>
            </text:list-item>
            <text:list-item>
              <text:p text:style-name="P5">Ustawienia są pamiętane po resecie aplikacji – 2pkt</text:p>
            </text:list-item>
            <text:list-item>
              <text:p text:style-name="P5">Poprawka algorytmu poruszanie byków – 1pkt</text:p>
            </text:list-item>
          </text:list>
        </text:list-item>
      </text:list>
      <text:p text:style-name="P9"/>
      <text:p text:style-name="P9">Property changed do jednej clasy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an Dmochowski</meta:initial-creator>
    <meta:creation-date>2016-06-04T09:56:34.53</meta:creation-date>
    <meta:document-statistic meta:table-count="0" meta:image-count="0" meta:object-count="0" meta:page-count="2" meta:paragraph-count="54" meta:word-count="410" meta:character-count="2551"/>
    <dc:date>2016-06-05T18:37:04.47</dc:date>
    <dc:creator>Damian Dmochowski</dc:creator>
    <meta:editing-duration>PT1H25M35S</meta:editing-duration>
    <meta:editing-cycles>1</meta:editing-cycles>
    <meta:generator>OpenOffice/4.1.2$Win32 OpenOffice.org_project/412m3$Build-9782</meta:generator>
  </office:meta>
</office:document-meta>
</file>